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ODES:</text:p>
      <text:p text:style-name="P1"/>
      <text:p text:style-name="P1"/>
      <text:p text:style-name="P1"/>
      <text:p text:style-name="P1">&gt; OneSample &lt;- read.table(file.choose(), header=T, sep=",") </text:p>
      <text:p text:style-name="P1">&gt;OneSample</text:p>
      <text:p text:style-name="P1"><text:s text:c="5"/>Month Failure</text:p>
      <text:p text:style-name="P1">1 <text:s/>Januarty <text:s text:c="3"/>2.90</text:p>
      <text:p text:style-name="P1">2 <text:s/>February <text:s text:c="3"/>2.99</text:p>
      <text:p text:style-name="P1">3 <text:s text:c="3"/>March <text:s text:c="3"/>2.48</text:p>
      <text:p text:style-name="P1">4 <text:s text:c="4"/>April <text:s text:c="3"/>1.48</text:p>
      <text:p text:style-name="P1">5 <text:s text:c="6"/>May <text:s text:c="3"/>2.71</text:p>
      <text:p text:style-name="P1">6 <text:s text:c="5"/>June <text:s text:c="3"/>4.17</text:p>
      <text:p text:style-name="P1">7 <text:s text:c="5"/>July <text:s text:c="3"/>3.74</text:p>
      <text:p text:style-name="P1">8 <text:s text:c="3"/>August <text:s text:c="3"/>3.04</text:p>
      <text:p text:style-name="P1">9 <text:s text:c="5"/>Sept <text:s text:c="3"/>1.23</text:p>
      <text:p text:style-name="P1">10 <text:s/>October <text:s text:c="3"/>2.72</text:p>
      <text:p text:style-name="P1">11 November <text:s text:c="3"/>3.23</text:p>
      <text:p text:style-name="P1">12 December <text:s text:c="3"/>3.40</text:p>
      <text:p text:style-name="P1"/>
      <text:p text:style-name="P1">&gt; detach(OneSample)</text:p>
      <text:p text:style-name="P1"/>
      <text:p text:style-name="P1">&gt; names(OneSample)</text:p>
      <text:p text:style-name="P1">[1] "Month" <text:s text:c="2"/>"Failure"</text:p>
      <text:p text:style-name="P1">&gt; class(Failure)</text:p>
      <text:p text:style-name="P1">[1] "numeric"</text:p>
      <text:p text:style-name="P1">&gt; boxplot(Failure)</text:p>
      <text:p text:style-name="P1">&gt; t.test(Failure, mu=2.1, alternative = "two.sided", conf.level = 0.95)</text:p>
      <text:p text:style-name="P1"/>
      <text:p text:style-name="P1">OUTPUT:</text:p>
      <text:p text:style-name="P1"/>
      <text:p text:style-name="P1">One Sample t-test</text:p>
      <text:p text:style-name="P1"/>
      <text:p text:style-name="P1">data: <text:s/>Failure</text:p>
      <text:p text:style-name="P1">t = 3.0647, df = 11, p-value = 0.01076</text:p>
      <text:p text:style-name="P1">alternative hypothesis: true mean is not equal to 2.1</text:p>
      <text:p text:style-name="P1">95 percent confidence interval:</text:p>
      <text:p text:style-name="P1"><text:s/>2.308786 3.372880</text:p>
      <text:p text:style-name="P1">sample estimates:</text:p>
      <text:p text:style-name="P1">mean of x </text:p>
      <text:p text:style-name="P1"><text:s/>2.84083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